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5.064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773cm"/>
    </style:style>
    <style:style style:name="co21" style:family="table-column">
      <style:table-column-properties fo:break-before="auto" style:column-width="0.942cm"/>
    </style:style>
    <style:style style:name="co22" style:family="table-column">
      <style:table-column-properties fo:break-before="auto" style:column-width="2.93cm"/>
    </style:style>
    <style:style style:name="co23" style:family="table-column">
      <style:table-column-properties fo:break-before="auto" style:column-width="3.868cm"/>
    </style:style>
    <style:style style:name="co24" style:family="table-column">
      <style:table-column-properties fo:break-before="auto" style:column-width="3.923cm"/>
    </style:style>
    <style:style style:name="co25" style:family="table-column">
      <style:table-column-properties fo:break-before="auto" style:column-width="2.649cm"/>
    </style:style>
    <style:style style:name="co26" style:family="table-column">
      <style:table-column-properties fo:break-before="auto" style:column-width="1.222cm"/>
    </style:style>
    <style:style style:name="co27" style:family="table-column">
      <style:table-column-properties fo:break-before="auto" style:column-width="2.955cm"/>
    </style:style>
    <style:style style:name="co28" style:family="table-column">
      <style:table-column-properties fo:break-before="auto" style:column-width="11.77cm"/>
    </style:style>
    <style:style style:name="co29" style:family="table-column">
      <style:table-column-properties fo:break-before="auto" style:column-width="6.161cm"/>
    </style:style>
    <style:style style:name="co30" style:family="table-column">
      <style:table-column-properties fo:break-before="auto" style:column-width="3.715cm"/>
    </style:style>
    <style:style style:name="co31" style:family="table-column">
      <style:table-column-properties fo:break-before="auto" style:column-width="2.803cm"/>
    </style:style>
    <style:style style:name="co32" style:family="table-column">
      <style:table-column-properties fo:break-before="auto" style:column-width="7.899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3.974cm"/>
    </style:style>
    <style:style style:name="co35" style:family="table-column">
      <style:table-column-properties fo:break-before="auto" style:column-width="4.942cm"/>
    </style:style>
    <style:style style:name="co36" style:family="table-column">
      <style:table-column-properties fo:break-before="auto" style:column-width="2.776cm"/>
    </style:style>
    <style:style style:name="co37" style:family="table-column">
      <style:table-column-properties fo:break-before="auto" style:column-width="10.88cm"/>
    </style:style>
    <style:style style:name="co38" style:family="table-column">
      <style:table-column-properties fo:break-before="auto" style:column-width="7.491cm"/>
    </style:style>
    <style:style style:name="co39" style:family="table-column">
      <style:table-column-properties fo:break-before="auto" style:column-width="5.911cm"/>
    </style:style>
    <style:style style:name="co40" style:family="table-column">
      <style:table-column-properties fo:break-before="auto" style:column-width="6.599cm"/>
    </style:style>
    <style:style style:name="co41" style:family="table-column">
      <style:table-column-properties fo:break-before="auto" style:column-width="5.554cm"/>
    </style:style>
    <style:style style:name="co42" style:family="table-column">
      <style:table-column-properties fo:break-before="auto" style:column-width="6.802cm"/>
    </style:style>
    <style:style style:name="co43" style:family="table-column">
      <style:table-column-properties fo:break-before="auto" style:column-width="6.114cm"/>
    </style:style>
    <style:style style:name="co44" style:family="table-column">
      <style:table-column-properties fo:break-before="auto" style:column-width="6.752cm"/>
    </style:style>
    <style:style style:name="co45" style:family="table-column">
      <style:table-column-properties fo:break-before="auto" style:column-width="5.73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rotation-align="none"/>
    </style:style>
    <style:style style:name="ce26" style:family="table-cell" style:parent-style-name="Default" style:data-style-name="N100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100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1c1c1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4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1c1c1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1c1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1c1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5983b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7" style:family="table-cell" style:parent-style-name="Default" style:data-style-name="N100">
      <style:table-cell-properties fo:background-color="#5983b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ackground-color="#1c1c1c" style:rotation-align="none"/>
    </style:style>
    <style:style style:name="ce19" style:family="table-cell" style:parent-style-name="Default">
      <style:table-cell-properties fo:background-color="#1c1c1c"/>
    </style:style>
    <style:style style:name="ce50" style:family="table-cell" style:parent-style-name="Default" style:data-style-name="N10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11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d7"/>
      <style:text-properties fo:color="#111111"/>
    </style:style>
    <style:style style:name="ce52" style:family="table-cell" style:parent-style-name="Default">
      <style:table-cell-properties fo:background-color="#ffffd7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5" style:family="table-cell" style:parent-style-name="Default" style:data-style-name="N100">
      <style:table-cell-properties fo:background-color="#bf819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6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7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8" style:family="table-cell" style:parent-style-name="Default" style:data-style-name="N100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ackground-color="#bbe3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ackground-color="#ffd8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2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8080" fo:border="0.06pt solid #000000"/>
    </style:style>
    <style:style style:name="ce64" style:family="table-cell" style:parent-style-name="Default">
      <style:table-cell-properties fo:background-color="#bf819e" fo:border="0.06pt solid #000000"/>
    </style:style>
    <style:style style:name="ce65" style:family="table-cell" style:parent-style-name="Default">
      <style:table-cell-properties fo:background-color="#ffa6a6" fo:border="0.06pt solid #000000"/>
    </style:style>
    <style:style style:name="ce66" style:family="table-cell" style:parent-style-name="Default">
      <style:table-cell-properties fo:background-color="#ffbf00" fo:border="0.06pt solid #000000"/>
    </style:style>
    <style:style style:name="ce67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8" style:family="table-cell" style:parent-style-name="Default" style:data-style-name="N100">
      <style:table-cell-properties fo:background-color="#ffff6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fo:background-color="#bbe33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4" style:family="table-cell" style:parent-style-name="Default">
      <style:table-cell-properties fo:background-color="#5983b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fo:background-color="#1c1c1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ff6d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d8ce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fo:background-color="#5983b0" fo:border="0.06pt solid #000000"/>
    </style:style>
    <style:style style:name="ce81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5" style:family="table-cell" style:parent-style-name="Default" style:data-style-name="N5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6" office:value-type="string" calcext:value-type="string">
            <text:p>historico_de_reproducoes</text:p>
          </table:table-cell>
          <table:table-cell table:style-name="ce9" office:value-type="string" calcext:value-type="string">
            <text:p>data_reproducao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ata_assinatura</text:p>
          </table:table-cell>
          <table:table-cell table:style-name="ce1" office:value-type="string" calcext:value-type="string">
            <text:p>valor_plano</text:p>
          </table:table-cell>
          <table:table-cell table:style-name="ce17"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seguindo_artistas</text:p>
          </table:table-cell>
          <table:table-cell table:style-name="ce18"/>
          <table:table-cell table:style-name="ce16" table:number-columns-repeated="16"/>
          <table:table-cell table:style-name="ce19" table:number-columns-repeated="996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Thati</text:p>
          </table:table-cell>
          <table:table-cell table:style-name="ce21" office:value-type="float" office:value="23" calcext:value-type="float">
            <text:p>23</text:p>
          </table:table-cell>
          <table:table-cell table:style-name="ce7" office:value-type="string" calcext:value-type="string">
            <text:p>Honey"; "Walking And Man"; "Young And Father"; "Diamond Power"; "Let's Be Silly"</text:p>
          </table:table-cell>
          <table:table-cell table:style-name="ce8" office:value-type="string" calcext:value-type="string">
            <text:p>2020-02-28 10:45:55"; "2020-05-02 05:30:35"; "2020-03-06 11:22:33"; "2020-08-05 08:05:17"; "2020-09-14 16:32:22"</text:p>
          </table:table-cell>
          <table:table-cell table:style-name="ce29" office:value-type="string" calcext:value-type="string">
            <text:p>gratuito</text:p>
          </table:table-cell>
          <table:table-cell table:style-name="ce26" office:value-type="string" calcext:value-type="string">
            <text:p>2019-10-20</text:p>
          </table:table-cell>
          <table:table-cell table:style-name="ce43" office:value-type="float" office:value="0" calcext:value-type="float">
            <text:p>0</text:p>
          </table:table-cell>
          <table:table-cell table:style-name="ce3"/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Walter Phoenix; Freedie Shannon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I Heard I Want To Bo Alone"; "Finding My Traditions"; "Without My Love"; "Baby"</text:p>
          </table:table-cell>
          <table:table-cell table:style-name="ce8" office:value-type="string" calcext:value-type="string">
            <text:p>2020-01-02 07:40:33"; "2020-05-16 06:16:22"; "2020-10-09 12:27:48"; "2020-09-21 13:14:46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2" office:value-type="string" calcext:value-type="string">
            <text:p>7,99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Walter Phoenix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Magic Circus"; "Dance With Her Own"; "Hard And Time"</text:p>
          </table:table-cell>
          <table:table-cell table:style-name="ce8" office:value-type="string" calcext:value-type="string">
            <text:p>2020-11-13 16:55:13"; "2020-12-05 18:38:30"; "2020-07-30 10:00:00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9-06-05</text:p>
          </table:table-cell>
          <table:table-cell table:style-name="ce2" office:value-type="string" calcext:value-type="string">
            <text:p>5,99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eter Strong; Walter Phoenix;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Reflections Of Magic"; "I Ride Alone"; "Honey, I'm A Lone Wolf"</text:p>
          </table:table-cell>
          <table:table-cell table:style-name="ce8" office:value-type="string" calcext:value-type="string">
            <text:p>2021-08-15 17:10:10"; "2021-07-10 15:20:30"; "2021-01-09 01:44:33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20-05-13</text:p>
          </table:table-cell>
          <table:table-cell table:style-name="ce2" office:value-type="string" calcext:value-type="string">
            <text:p>6,99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Freedie Shannon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Honey, So Do I"; "Rock His Everything"; "Diamond Power"; "Soul For Us"</text:p>
          </table:table-cell>
          <table:table-cell table:style-name="ce8" office:value-type="string" calcext:value-type="string">
            <text:p>2020-07-03 19:33:28"; "2017-02-24 21:14:22"; "2020-08-06 15:23:43"; "2020-11-10 13:52:27"</text:p>
          </table:table-cell>
          <table:table-cell table:style-name="ce2" office:value-type="string" calcext:value-type="string">
            <text:p>pessoal</text:p>
          </table:table-cell>
          <table:table-cell table:style-name="ce7" office:value-type="string" calcext:value-type="string">
            <text:p>2017-02-17</text:p>
          </table:table-cell>
          <table:table-cell table:style-name="ce8" office:value-type="string" calcext:value-type="string">
            <text:p>6,99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yler Isle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Wouldn't It Be Nice"; "He Heard You're Bad For Me"; "He Hopes We Can't Stay"; <text:s/>"Walking And Game"</text:p>
          </table:table-cell>
          <table:table-cell table:style-name="ce8" office:value-type="string" calcext:value-type="string">
            <text:p>2019-02-07 20:33:48"; "2017-01-24 00:31:17"; "2017-10-12 12:35:20"; "2018-05-29 14:56:41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06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g; Lance Day; Walter Phoenix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ime Fireworks"; "Troubles Of My Inner Fire"; "Celebration Of More"</text:p>
          </table:table-cell>
          <table:table-cell table:style-name="ce8" office:value-type="string" calcext:value-type="string">
            <text:p>2018-05-09 22:30:49"; "2020-07-27 12:52:58"; "2018-01-16 18:40:43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1-05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er Strong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Baby"; "You Make Me Feel So.."; "He"s Walking Away"; "He"s Trouble"</text:p>
          </table:table-cell>
          <table:table-cell table:style-name="ce8" office:value-type="string" calcext:value-type="string">
            <text:p>2018-03-21 16:56:40"; "2020-10-18 13:38:05"; "2019-05-25 08:14:03"; "2021-08-15 21:37:09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2-14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alter Phoenix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Thang Of Thunder"; "Words Of Her Life"; "Sweetie, Let's Go Wild"; "She Knows"</text:p>
          </table:table-cell>
          <table:table-cell table:style-name="ce8" office:value-type="string" calcext:value-type="string">
            <text:p>2021-05-24 17:23:45"; "2018-12-07 22:48:52"; "2021-03-14 06:14:26"; "2020-04-01 03:36:00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8-04-29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og; Freedie Shannon; <text:s/>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History Of My Roses"; "Without My Love"; "Rock His Everything"; "Home Forever"</text:p>
          </table:table-cell>
          <table:table-cell table:style-name="ce8" office:value-type="string" calcext:value-type="string">
            <text:p>2017-02-06 08:21:34"; "2017-12-04 05:33:43"; "2017-07-27 05:24:49"; "2017-12-25 01:03:57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17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eter Strong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4">
          <table:table-cell table:style-name="ce3" table:number-columns-repeated="4"/>
          <table:table-cell table:style-name="ce10" table:number-columns-repeated="3"/>
          <table:table-cell table:style-name="ce3" table:number-columns-repeated="19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1" office:value-type="string" calcext:value-type="string">
            <text:p>cancoes</text:p>
          </table:table-cell>
          <table:table-cell table:style-name="ce11" office:value-type="string" calcext:value-type="string">
            <text:p>duracao_segundos</text:p>
          </table:table-cell>
          <table:table-cell table:style-name="ce13" office:value-type="string" calcext:value-type="string">
            <text:p>ano_lancamento</text:p>
          </table:table-cell>
          <table:table-cell table:style-name="ce14"/>
          <table:table-cell table:style-name="ce16" table:number-columns-repeated="14"/>
          <table:table-cell table:style-name="ce18" table:number-columns-repeated="6"/>
          <table:table-cell table:style-name="ce19" table:number-columns-repeated="99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Envious</text:p>
          </table:table-cell>
          <table:table-cell table:style-name="ce29" office:value-type="string" calcext:value-type="string">
            <text:p>Walter Phoenix</text:p>
          </table:table-cell>
          <table:table-cell table:style-name="ce33" office:value-type="string" calcext:value-type="string">
            <text:p>Soul For Us"; "Reflections Of Magic"; "Dance With Her Own"</text:p>
          </table:table-cell>
          <table:table-cell table:style-name="ce37" office:value-type="string" calcext:value-type="string">
            <text:p>200; 163; 116</text:p>
          </table:table-cell>
          <table:table-cell table:style-name="ce40" office:value-type="string" calcext:value-type="string">
            <text:p>1990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string" calcext:value-type="string">
            <text:p>Walter Phoenix</text:p>
          </table:table-cell>
          <table:table-cell table:style-name="ce7" office:value-type="string" calcext:value-type="string">
            <text:p>Troubles Of My Inner Fire"; "Time Fireworks"</text:p>
          </table:table-cell>
          <table:table-cell table:style-name="ce12" office:value-type="string" calcext:value-type="string">
            <text:p>203; 152</text:p>
          </table:table-cell>
          <table:table-cell table:style-name="ce7" office:value-type="string" calcext:value-type="string">
            <text:p>1993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string" calcext:value-type="string">
            <text:p>Peter Strong</text:p>
          </table:table-cell>
          <table:table-cell table:style-name="ce7" office:value-type="string" calcext:value-type="string">
            <text:p>Magic Circus"; "Honey, So Do I"; "Sweetie, Let's Go Wild"; "She Knows"</text:p>
          </table:table-cell>
          <table:table-cell table:style-name="ce12" office:value-type="string" calcext:value-type="string">
            <text:p>105; 207; 139; 244</text:p>
          </table:table-cell>
          <table:table-cell table:style-name="ce7" office:value-type="string" calcext:value-type="string">
            <text:p>1995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string" calcext:value-type="string">
            <text:p>Lance Day</text:p>
          </table:table-cell>
          <table:table-cell table:style-name="ce7" office:value-type="string" calcext:value-type="string">
            <text:p>Fantasy For Me"; "Celebration Of More"; "Rock His Everything"; "Home Forever"; "Diamond Power"; "Let's Be Silly"</text:p>
          </table:table-cell>
          <table:table-cell table:style-name="ce12" office:value-type="string" calcext:value-type="string">
            <text:p>100; 146; 223; 231; 241; 132</text:p>
          </table:table-cell>
          <table:table-cell table:style-name="ce7" office:value-type="string" calcext:value-type="string">
            <text:p>1998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string" calcext:value-type="string">
            <text:p>Freedie Shannon</text:p>
          </table:table-cell>
          <table:table-cell table:style-name="ce7" office:value-type="string" calcext:value-type="string">
            <text:p>Thang Of Thunder"; "Words Of Her Life"; "Without My Streets"</text:p>
          </table:table-cell>
          <table:table-cell table:style-name="ce12" office:value-type="string" calcext:value-type="string">
            <text:p>240; 185; 176</text:p>
          </table:table-cell>
          <table:table-cell table:style-name="ce7" office:value-type="string" calcext:value-type="string">
            <text:p>2001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Freedie Shannon</text:p>
          </table:table-cell>
          <table:table-cell table:style-name="ce8" office:value-type="string" calcext:value-type="string">
            <text:p>Need Of The Evening"; "History Of My Roses"; "Without My Love"; "Walking And Game"; "Young And Father"</text:p>
          </table:table-cell>
          <table:table-cell table:style-name="ce2" office:value-type="string" calcext:value-type="string">
            <text:p>190; 222; 111; 123; 197</text:p>
          </table:table-cell>
          <table:table-cell table:style-name="ce5" office:value-type="string" calcext:value-type="string">
            <text:p>2003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Finding My Traditions"; <text:s/>"Walking And Man"; "Hard And Time"; "Honey, I'm A Lone Wolf"</text:p>
          </table:table-cell>
          <table:table-cell table:style-name="ce2" office:value-type="string" calcext:value-type="string">
            <text:p>179; 229; 135; 150</text:p>
          </table:table-cell>
          <table:table-cell table:style-name="ce5" office:value-type="string" calcext:value-type="string">
            <text:p>2007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She Thinks I Won't Stay Tonight"; "He Heard You're Bad For Me"; "He Hopes We Can't Stay"; "I Know I Know"</text:p>
          </table:table-cell>
          <table:table-cell table:style-name="ce2" office:value-type="string" calcext:value-type="string">
            <text:p>166; 154; 210; 117</text:p>
          </table:table-cell>
          <table:table-cell table:style-name="ce5" office:value-type="string" calcext:value-type="string">
            <text:p>2012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He's Walking Away"; "He's Trouble"; "I Heard I Want To Bo Alone"; "I Ride Alone"</text:p>
          </table:table-cell>
          <table:table-cell table:style-name="ce2" office:value-type="string" calcext:value-type="string">
            <text:p>159; 138; 120; 151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2" office:value-type="string" calcext:value-type="string">
            <text:p>Fog</text:p>
          </table:table-cell>
          <table:table-cell table:style-name="ce8" office:value-type="string" calcext:value-type="string">
            <text:p>Honey"; "You Cheated On Me"; "Wouldn't It Be Nice"; "Baby"; <text:s/>"You Make Me Feel So.."</text:p>
          </table:table-cell>
          <table:table-cell table:style-name="ce2" office:value-type="string" calcext:value-type="string">
            <text:p>79; 95; 213; 136; 83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0"/>
          <table:table-cell table:style-name="ce15"/>
          <table:table-cell table:style-name="ce4" table:number-columns-repeated="6"/>
          <table:table-cell table:number-columns-repeated="997"/>
        </table:table-row>
        <table:table-row table:style-name="ro5">
          <table:table-cell table:style-name="ce3" table:number-columns-repeated="10"/>
          <table:table-cell table:style-name="ce4"/>
          <table:table-cell table:style-name="ce3" table:number-columns-repeated="15"/>
          <table:table-cell table:style-name="ce4" table:number-columns-repeated="2"/>
          <table:table-cell table:number-columns-repeated="996"/>
        </table:table-row>
        <table:table-row table:style-name="ro5" table:number-rows-repeated="199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5" table:number-rows-repeated="776">
          <table:table-cell table:style-name="ce4" table:number-columns-repeated="28"/>
          <table:table-cell table:number-columns-repeated="996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5" table:number-columns-repeated="2" table:default-cell-style-name="Default"/>
        <table:table-column table:style-name="co40" table:default-cell-style-name="Default"/>
        <table:table-column table:style-name="co15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number-columns-repeated="980" table:default-cell-style-name="Default"/>
        <table:table-row table:style-name="ro7">
          <table:table-cell table:style-name="ce50" office:value-type="string" calcext:value-type="string">
            <text:p>tabela usuarios</text:p>
          </table:table-cell>
          <table:table-cell table:style-name="ce50" table:number-columns-repeated="3"/>
          <table:table-cell table:style-name="ce51"/>
          <table:table-cell/>
          <table:table-cell table:style-name="ce50" office:value-type="string" calcext:value-type="string">
            <text:p>tabela planos</text:p>
          </table:table-cell>
          <table:table-cell table:style-name="ce50" table:number-columns-repeated="2"/>
          <table:table-cell table:style-name="ce51"/>
          <table:table-cell table:style-name="ce50" office:value-type="string" calcext:value-type="string">
            <text:p>tabela artistas</text:p>
          </table:table-cell>
          <table:table-cell table:style-name="ce51" table:number-columns-repeated="5"/>
          <table:table-cell table:style-name="ce51" office:value-type="string" calcext:value-type="string">
            <text:p>tabela musicas</text:p>
          </table:table-cell>
          <table:table-cell table:style-name="ce51" table:number-columns-repeated="4"/>
          <table:table-cell table:style-name="ce51" office:value-type="string" calcext:value-type="string">
            <text:p>tabela usuario_artista</text:p>
          </table:table-cell>
          <table:table-cell table:style-name="ce51" table:number-columns-repeated="2"/>
          <table:table-cell table:style-name="ce50" office:value-type="string" calcext:value-type="string">
            <text:p>tabela artista</text:p>
          </table:table-cell>
          <table:table-cell table:style-name="ce51" table:number-columns-repeated="4"/>
          <table:table-cell table:style-name="ce51" office:value-type="string" calcext:value-type="string">
            <text:p>tabela musica_reproduzida</text:p>
          </table:table-cell>
          <table:table-cell table:style-name="ce51" table:number-columns-repeated="4"/>
          <table:table-cell table:style-name="ce51" office:value-type="string" calcext:value-type="string">
            <text:p>TEXTO</text:p>
          </table:table-cell>
          <table:table-cell table:style-name="ce51" table:number-columns-repeated="986"/>
        </table:table-row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data_assinatura</text:p>
          </table:table-cell>
          <table:table-cell/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valor_plano</text:p>
          </table:table-cell>
          <table:table-cell/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number-columns-repeated="4"/>
          <table:table-cell table:style-name="ce1" office:value-type="string" calcext:value-type="string">
            <text:p>cancoes</text:p>
          </table:table-cell>
          <table:table-cell table:style-name="ce11" office:value-type="string" calcext:value-type="string">
            <text:p>duracao_segundos</text:p>
          </table:table-cell>
          <table:table-cell table:style-name="ce1" office:value-type="string" calcext:value-type="string">
            <text:p>album_id</text:p>
          </table:table-cell>
          <table:table-cell table:number-columns-repeated="2"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seguindo_artistas | ARTISTA_ID</text:p>
          </table:table-cell>
          <table:table-cell/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number-columns-repeated="2"/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historico_de_reproducoes – 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/>
          <table:table-cell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_descricao</text:p>
          </table:table-cell>
          <table:table-cell/>
          <table:table-cell table:style-name="ce1" office:value-type="string" calcext:value-type="string">
            <text:p>id_musica_usuario</text:p>
          </table:table-cell>
          <table:table-cell table:style-name="ce1" office:value-type="string" calcext:value-type="string">
            <text:p>usuario_id</text:p>
          </table:table-cell>
          <table:table-cell table:style-name="ce9" office:value-type="string" calcext:value-type="string">
            <text:p>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 office:value-type="string" calcext:value-type="string">
            <text:p>musica_descricao</text:p>
          </table:table-cell>
          <table:table-cell table:number-columns-repeated="980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019-10-20</text:p>
          </table:table-cell>
          <table:table-cell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4"/>
          <table:table-cell table:style-name="ce54" office:value-type="string" calcext:value-type="string">
            <text:p>Soul For Us"; "Reflections Of Magic"; "Dance With Her Own"</text:p>
          </table:table-cell>
          <table:table-cell table:style-name="ce12" office:value-type="string" calcext:value-type="string">
            <text:p>200; 163; 1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Walter Phoenix; Freedie Shannon; Lance Da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Honey"; </text:p>
            <text:p>"Walking And Man";</text:p>
            <text:p> "Young And Father"; </text:p>
            <text:p>"Diamond Power";</text:p>
            <text:p>"Let's Be Silly"</text:p>
          </table:table-cell>
          <table:table-cell table:style-name="ce8" office:value-type="string" calcext:value-type="string">
            <text:p>2020-02-28 10:45:55"; </text:p>
            <text:p>"2020-05-02 05:30:35";</text:p>
            <text:p> "2020-03-06 11:22:33"; </text:p>
            <text:p>"2020-08-05 08:05:17";</text:p>
            <text:p> "2020-09-14 16:32:22"</text:p>
          </table:table-cell>
          <table:table-cell table:style-name="ce8"/>
          <table:table-cell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36</text:p>
          </table:table-cell>
          <table:table-cell table:style-name="ce89" office:value-type="date" office:date-value="2020-02-28T10:45:55" calcext:value-type="date">
            <text:p>2020-02-28 10:45:55</text:p>
          </table:table-cell>
          <table:table-cell table:style-name="ce7" office:value-type="string" calcext:value-type="string">
            <text:p>Honey</text:p>
          </table:table-cell>
          <table:table-cell table:number-columns-repeated="98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2017-12-30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familiar</text:p>
          </table:table-cell>
          <table:table-cell table:style-name="ce2" office:value-type="string" calcext:value-type="string">
            <text:p>7,9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4"/>
          <table:table-cell table:style-name="ce55" office:value-type="string" calcext:value-type="string">
            <text:p>Troubles Of My Inner Fire"; "Time Fireworks"</text:p>
          </table:table-cell>
          <table:table-cell table:style-name="ce12" office:value-type="string" calcext:value-type="string">
            <text:p>203; 15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Walter Phoenix; Lance Day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 Heard I Want To Bo Alone";</text:p>
            <text:p>"Finding My Traditions";</text:p>
            <text:p>"Without My Love";</text:p>
            <text:p>"Baby"</text:p>
          </table:table-cell>
          <table:table-cell table:style-name="ce8" office:value-type="string" calcext:value-type="string">
            <text:p>2020-01-02 07:40:33"; </text:p>
            <text:p>"2020-05-16 06:16:22"; </text:p>
            <text:p>"2020-10-09 12:27:48"; </text:p>
            <text:p>"2020-09-21 13:14:46"</text:p>
          </table:table-cell>
          <table:table-cell table:style-name="ce8"/>
          <table:table-cell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25</text:p>
          </table:table-cell>
          <table:table-cell table:style-name="ce8" office:value-type="string" calcext:value-type="string">
            <text:p/>
            <text:p>2020-05-02 05:30:35</text:p>
          </table:table-cell>
          <table:table-cell table:style-name="ce7" office:value-type="string" calcext:value-type="string">
            <text:p>Walking And Man</text:p>
          </table:table-cell>
          <table:table-cell table:number-columns-repeated="9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19-06-05</text:p>
          </table:table-cell>
          <table:table-cell/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universitário</text:p>
          </table:table-cell>
          <table:table-cell table:style-name="ce2" office:value-type="string" calcext:value-type="string">
            <text:p>5,9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4"/>
          <table:table-cell table:style-name="ce56" office:value-type="string" calcext:value-type="string">
            <text:p>Magic Circus"; "Honey, So Do I"; "Sweetie, Let's Go Wild"; "She Knows"</text:p>
          </table:table-cell>
          <table:table-cell table:style-name="ce12" office:value-type="string" calcext:value-type="string">
            <text:p>105; 207; 139; 24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eter Strong; Walter Phoenix;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agic Circus";</text:p>
            <text:p>"Dance With Her Own";</text:p>
            <text:p>"Hard And Time"</text:p>
          </table:table-cell>
          <table:table-cell table:style-name="ce8" office:value-type="string" calcext:value-type="string">
            <text:p>2020-11-13 16:55:13";</text:p>
            <text:p> "2020-12-05 18:38:30"; </text:p>
            <text:p>"2020-07-30 10:00:00"</text:p>
          </table:table-cell>
          <table:table-cell table:style-name="ce8"/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23</text:p>
          </table:table-cell>
          <table:table-cell table:style-name="ce8" office:value-type="string" calcext:value-type="string">
            <text:p/>
            <text:p> 2020-03-06 11:22:33</text:p>
          </table:table-cell>
          <table:table-cell table:style-name="ce7" office:value-type="string" calcext:value-type="string">
            <text:p>Young And Father</text:p>
          </table:table-cell>
          <table:table-cell table:number-columns-repeated="9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20-05-13</text:p>
          </table:table-cell>
          <table:table-cell/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pessoal</text:p>
          </table:table-cell>
          <table:table-cell table:style-name="ce2" office:value-type="string" calcext:value-type="string">
            <text:p>6,9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4"/>
          <table:table-cell table:style-name="ce57" office:value-type="string" calcext:value-type="string">
            <text:p>Fantasy For Me"; "Celebration Of More"; "Rock His Everything"; "Home Forever"; "Diamond Power"; "Let's Be Silly"</text:p>
          </table:table-cell>
          <table:table-cell table:style-name="ce12" office:value-type="string" calcext:value-type="string">
            <text:p>100; 146; 223; 231; 241; 1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Freedie Shann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eflections Of Magic";</text:p>
            <text:p>"I Ride Alone";</text:p>
            <text:p>"Honey, I'm A Lone Wolf"</text:p>
          </table:table-cell>
          <table:table-cell table:style-name="ce8" office:value-type="string" calcext:value-type="string">
            <text:p>2021-08-15 17:10:10"; </text:p>
            <text:p>"2021-07-10 15:20:30";</text:p>
            <text:p> "2021-01-09 01:44:33"</text:p>
          </table:table-cell>
          <table:table-cell table:style-name="ce8"/>
          <table:table-cell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14</text:p>
          </table:table-cell>
          <table:table-cell table:style-name="ce8" office:value-type="string" calcext:value-type="string">
            <text:p/>
            <text:p>2020-08-05 08:05:17</text:p>
          </table:table-cell>
          <table:table-cell table:style-name="ce7" office:value-type="string" calcext:value-type="string">
            <text:p>Diamond Power</text:p>
          </table:table-cell>
          <table:table-cell table:number-columns-repeated="98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017-02-17</text:p>
          </table:table-cell>
          <table:table-cell/>
          <table:table-cell office:value-type="string" calcext:value-type="string">
            <text:p>PK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yler Isle</text:p>
          </table:table-cell>
          <table:table-cell table:number-columns-repeated="4"/>
          <table:table-cell table:style-name="ce58" office:value-type="string" calcext:value-type="string">
            <text:p>Thang Of Thunder"; "Words Of Her Life"; "Without My Streets"</text:p>
          </table:table-cell>
          <table:table-cell table:style-name="ce12" office:value-type="string" calcext:value-type="string">
            <text:p>240; 185; 17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yler Isle; Fog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yler Isle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Honey, So Do I";</text:p>
            <text:p>"Rock His Everything";</text:p>
            <text:p>"Diamond Power";</text:p>
            <text:p>"Soul For Us"</text:p>
          </table:table-cell>
          <table:table-cell table:style-name="ce8" office:value-type="string" calcext:value-type="string">
            <text:p>2020-07-03 19:33:28"; </text:p>
            <text:p>"2017-02-24 21:14:22"; </text:p>
            <text:p>"2020-08-06 15:23:43"; </text:p>
            <text:p>"2020-11-10 13:52:27"</text:p>
          </table:table-cell>
          <table:table-cell table:style-name="ce8"/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15</text:p>
          </table:table-cell>
          <table:table-cell table:style-name="ce89" office:value-type="date" office:date-value="2020-09-14T16:32:22" calcext:value-type="date">
            <text:p>2020-09-14 16:32:22</text:p>
          </table:table-cell>
          <table:table-cell table:style-name="ce7" office:value-type="string" calcext:value-type="string">
            <text:p>Let's Be Silly</text:p>
          </table:table-cell>
          <table:table-cell table:number-columns-repeated="98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7-01-06</text:p>
          </table:table-cell>
          <table:table-cell/>
          <table:table-cell office:value-type="string" calcext:value-type="string">
            <text:p>AUTO INCREMENT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og</text:p>
          </table:table-cell>
          <table:table-cell table:number-columns-repeated="4"/>
          <table:table-cell table:style-name="ce59" office:value-type="string" calcext:value-type="string">
            <text:p>Need Of The Evening"; "History Of My Roses"; "Without My Love"; "Walking And Game"; "Young And Father"</text:p>
          </table:table-cell>
          <table:table-cell table:style-name="ce2" office:value-type="string" calcext:value-type="string">
            <text:p>190; 222; 111; 123; 19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g; Lance Day; Walter Phoenix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og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Wouldn't It Be Nice";</text:p>
            <text:p>"He Heard You're Bad For Me";</text:p>
            <text:p>"He Hopes We Can't Stay"; </text:p>
            <text:p>"Walking And Game"</text:p>
          </table:table-cell>
          <table:table-cell table:style-name="ce8" office:value-type="string" calcext:value-type="string">
            <text:p>2019-02-07 20:33:48";</text:p>
            <text:p> "2017-01-24 00:31:17"; </text:p>
            <text:p>"2017-10-12 12:35:20"; </text:p>
            <text:p>"2018-05-29 14:56:41"</text:p>
          </table:table-cell>
          <table:table-cell table:style-name="ce8"/>
          <table:table-cell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34</text:p>
          </table:table-cell>
          <table:table-cell table:style-name="ce89" office:value-type="date" office:date-value="2020-01-02T07:40:33" calcext:value-type="date">
            <text:p>2020-01-02 07:40:33</text:p>
          </table:table-cell>
          <table:table-cell table:style-name="ce7" office:value-type="string" calcext:value-type="string">
            <text:p>I Heard I Want To Bo Alone</text:p>
          </table:table-cell>
          <table:table-cell table:number-columns-repeated="9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018-01-05</text:p>
          </table:table-cell>
          <table:table-cell/>
          <table:table-cell office:value-type="string" calcext:value-type="string">
            <text:p>tinyi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CIMAL(3,2)</text:p>
          </table:table-cell>
          <table:table-cell/>
          <table:table-cell office:value-type="string" calcext:value-type="string">
            <text:p>PK</text:p>
          </table:table-cell>
          <table:table-cell table:number-columns-repeated="5"/>
          <table:table-cell table:style-name="ce8" office:value-type="string" calcext:value-type="string">
            <text:p>Finding My Traditions"; <text:s/>"Walking And Man"; "Hard And Time"; "Honey, I'm A Lone Wolf"</text:p>
          </table:table-cell>
          <table:table-cell table:style-name="ce2" office:value-type="string" calcext:value-type="string">
            <text:p>179; 229; 135; 1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er Strong; Tyler Isle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ime Fireworks";</text:p>
            <text:p>"Troubles Of My Inner Fire";</text:p>
            <text:p>"Celebration Of More"</text:p>
          </table:table-cell>
          <table:table-cell table:style-name="ce8" office:value-type="string" calcext:value-type="string">
            <text:p>2018-05-09 22:30:49"; </text:p>
            <text:p>"2020-07-27 12:52:58";</text:p>
            <text:p> "2018-01-16 18:40:43"</text:p>
          </table:table-cell>
          <table:table-cell table:style-name="ce8"/>
          <table:table-cell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4</text:p>
          </table:table-cell>
          <table:table-cell table:style-name="ce89" office:value-type="date" office:date-value="2020-05-16T06:16:22" calcext:value-type="date">
            <text:p>2020-05-16 06:16:22</text:p>
          </table:table-cell>
          <table:table-cell table:style-name="ce7" office:value-type="string" calcext:value-type="string">
            <text:p>Finding My Traditions</text:p>
          </table:table-cell>
          <table:table-cell table:number-columns-repeated="98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018-02-14</text:p>
          </table:table-cell>
          <table:table-cell/>
          <table:table-cell table:number-columns-repeated="3" office:value-type="string" calcext:value-type="string">
            <text:p>NOT NULL</text:p>
          </table:table-cell>
          <table:table-cell/>
          <table:table-cell office:value-type="string" calcext:value-type="string">
            <text:p>AUTO INCREMENT</text:p>
          </table:table-cell>
          <table:table-cell table:number-columns-repeated="5"/>
          <table:table-cell table:style-name="ce60" office:value-type="string" calcext:value-type="string">
            <text:p>She Thinks I Won't Stay Tonight"; "He Heard You're Bad For Me"; "He Hopes We Can't Stay"; "I Know I Know"</text:p>
          </table:table-cell>
          <table:table-cell table:style-name="ce2" office:value-type="string" calcext:value-type="string">
            <text:p>166; 154; 210; 1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alter Phoenix; Tyler Isle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Baby";</text:p>
            <text:p>"You Make Me Feel So..";</text:p>
            <text:p>"He"s Walking Away";</text:p>
            <text:p>"He"s Trouble"</text:p>
          </table:table-cell>
          <table:table-cell table:style-name="ce8" office:value-type="string" calcext:value-type="string">
            <text:p>2018-03-21 16:56:40"; </text:p>
            <text:p>"2020-10-18 13:38:05"; </text:p>
            <text:p>"2019-05-25 08:14:03";</text:p>
            <text:p> "2021-08-15 21:37:09"</text:p>
          </table:table-cell>
          <table:table-cell table:style-name="ce8"/>
          <table:table-cell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1</text:p>
          </table:table-cell>
          <table:table-cell table:style-name="ce89" office:value-type="date" office:date-value="2020-10-09T12:27:48" calcext:value-type="date">
            <text:p>2020-10-09 12:27:48</text:p>
          </table:table-cell>
          <table:table-cell table:style-name="ce7" office:value-type="string" calcext:value-type="string">
            <text:p>Without My Love</text:p>
          </table:table-cell>
          <table:table-cell table:number-columns-repeated="98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8-04-29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table:number-columns-repeated="4"/>
          <table:table-cell table:style-name="ce61" office:value-type="string" calcext:value-type="string">
            <text:p>He's Walking Away"; "He's Trouble"; "I Heard I Want To Bo Alone"; "I Ride Alone"</text:p>
          </table:table-cell>
          <table:table-cell table:style-name="ce2" office:value-type="string" calcext:value-type="string">
            <text:p>159; 138; 120; 15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og; Freedie Shannon; <text:s/>Lance Day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Thang Of Thunder";</text:p>
            <text:p>"Words Of Her Life";</text:p>
            <text:p>"Sweetie, Let's Go Wild";</text:p>
            <text:p>"She Knows"</text:p>
          </table:table-cell>
          <table:table-cell table:style-name="ce8" office:value-type="string" calcext:value-type="string">
            <text:p>2021-05-24 17:23:45";</text:p>
            <text:p> "2018-12-07 22:48:52"; </text:p>
            <text:p>"2021-03-14 06:14:26"; </text:p>
            <text:p>"2020-04-01 03:36:00"</text:p>
          </table:table-cell>
          <table:table-cell table:style-name="ce8"/>
          <table:table-cell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39</text:p>
          </table:table-cell>
          <table:table-cell table:style-name="ce89" office:value-type="date" office:date-value="2020-09-21T13:14:46" calcext:value-type="date">
            <text:p>2020-09-21 13:14:46</text:p>
          </table:table-cell>
          <table:table-cell table:style-name="ce7" office:value-type="string" calcext:value-type="string">
            <text:p>Baby</text:p>
          </table:table-cell>
          <table:table-cell table:number-columns-repeated="980"/>
        </table:table-row>
        <table:table-row table:style-name="ro9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7-01-17</text:p>
          </table:table-cell>
          <table:table-cell table:number-columns-repeated="5"/>
          <table:table-cell table:number-columns-repeated="2" office:value-type="string" calcext:value-type="string">
            <text:p>NOT NULL</text:p>
          </table:table-cell>
          <table:table-cell table:number-columns-repeated="4"/>
          <table:table-cell table:style-name="ce46" office:value-type="string" calcext:value-type="string">
            <text:p>Honey"; "You Cheated On Me"; "Wouldn't It Be Nice"; "Baby"; <text:s/>"You Make Me Feel So.."</text:p>
          </table:table-cell>
          <table:table-cell table:style-name="ce2" office:value-type="string" calcext:value-type="string">
            <text:p>79; 95; 213; 136; 8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eter Strong; Fog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History Of My Roses";</text:p>
            <text:p>"Without My Love";</text:p>
            <text:p>"Rock His Everything";</text:p>
            <text:p>"Home Forever"</text:p>
          </table:table-cell>
          <table:table-cell table:style-name="ce8" office:value-type="string" calcext:value-type="string">
            <text:p>2017-02-06 08:21:34"; </text:p>
            <text:p>"2017-12-04 05:33:43"; </text:p>
            <text:p>"2017-07-27 05:24:49"; </text:p>
            <text:p>"2017-12-25 01:03:57"</text:p>
          </table:table-cell>
          <table:table-cell table:style-name="ce8"/>
          <table:table-cell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6</text:p>
          </table:table-cell>
          <table:table-cell table:style-name="ce89" office:value-type="date" office:date-value="2020-11-13T16:55:13" calcext:value-type="date">
            <text:p>2020-11-13 16:55:13</text:p>
          </table:table-cell>
          <table:table-cell table:style-name="ce7" office:value-type="string" calcext:value-type="string">
            <text:p>Magic Circus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3</text:p>
          </table:table-cell>
          <table:table-cell table:style-name="ce89" office:value-type="date" office:date-value="2020-12-05T18:38:30" calcext:value-type="date">
            <text:p>2020-12-05 18:38:30</text:p>
          </table:table-cell>
          <table:table-cell table:style-name="ce7" office:value-type="string" calcext:value-type="string">
            <text:p>Dance With Her Own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6"/>
          <table:table-cell table:style-name="ce50" office:value-type="string" calcext:value-type="string">
            <text:p>tabela álbuns</text:p>
          </table:table-cell>
          <table:table-cell table:number-columns-repeated="4"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</text:p>
          </table:table-cell>
          <table:table-cell table:style-name="ce75" office:value-type="string" calcext:value-type="string">
            <text:p>duracao_segundos</text:p>
          </table:table-cell>
          <table:table-cell table:style-name="ce62" office:value-type="string" calcext:value-type="string">
            <text:p>album_id</text:p>
          </table:table-cell>
          <table:table-cell/>
          <table:table-cell table:style-name="ce53" office:value-type="string" calcext:value-type="string">
            <text:p>id_usuario_artista</text:p>
          </table:table-cell>
          <table:table-cell table:style-name="ce81" office:value-type="string" calcext:value-type="string">
            <text:p>usuario_id</text:p>
          </table:table-cell>
          <table:table-cell table:style-name="ce81" office:value-type="string" calcext:value-type="string">
            <text:p>artista_id</text:p>
          </table:table-cell>
          <table:table-cell table:number-columns-repeated="4"/>
          <table:table-cell table:style-name="ce83" office:value-type="string" calcext:value-type="string">
            <text:p>id_usuario_musica</text:p>
          </table:table-cell>
          <table:table-cell table:style-name="ce83" office:value-type="string" calcext:value-type="string">
            <text:p>usuario_id</text:p>
          </table:table-cell>
          <table:table-cell table:style-name="ce86" office:value-type="string" calcext:value-type="string">
            <text:p>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 office:value-type="string" calcext:value-type="string">
            <text:p>musica_descricao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6</text:p>
          </table:table-cell>
          <table:table-cell table:style-name="ce89" office:value-type="date" office:date-value="2020-07-30T10:00:00" calcext:value-type="date">
            <text:p>2020-07-30 10:00:00</text:p>
          </table:table-cell>
          <table:table-cell table:style-name="ce7" office:value-type="string" calcext:value-type="string">
            <text:p>Hard And Time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UTO INCREMENT</text:p>
          </table:table-cell>
          <table:table-cell table:number-columns-repeated="6"/>
          <table:table-cell table:style-name="ce52"/>
          <table:table-cell table:number-columns-repeated="2"/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3" office:value-type="string" calcext:value-type="string">
            <text:p>ano_lancamento</text:p>
          </table:table-cell>
          <table:table-cell table:style-name="ce13" office:value-type="string" calcext:value-type="string">
            <text:p>artista_i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  <table:table-cell table:style-name="ce63" office:value-type="float" office:value="200" calcext:value-type="float">
            <text:p>20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36</text:p>
          </table:table-cell>
          <table:table-cell table:style-name="ce89" office:value-type="date" office:date-value="2020-02-28T10:45:55" calcext:value-type="date">
            <text:p>2020-02-28 10:45:55</text:p>
          </table:table-cell>
          <table:table-cell table:style-name="ce7" office:value-type="string" calcext:value-type="string">
            <text:p>Honey</text:p>
          </table:table-cell>
          <table:table-cell table:style-name="ce90"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</text:p>
          </table:table-cell>
          <table:table-cell table:style-name="ce89" office:value-type="date" office:date-value="2021-08-15T17:10:10" calcext:value-type="date">
            <text:p>2021-08-15 17:10:10</text:p>
          </table:table-cell>
          <table:table-cell table:style-name="ce7" office:value-type="string" calcext:value-type="string">
            <text:p>Reflections Of Magic</text:p>
          </table:table-cell>
          <table:table-cell table:number-columns-repeated="980"/>
        </table:table-row>
        <table:table-row table:style-name="ro1">
          <table:table-cell table:style-name="ce103" office:value-type="string" calcext:value-type="string">
            <text:p>int</text:p>
          </table:table-cell>
          <table:table-cell office:value-type="string" calcext:value-type="string">
            <text:p>VARCHAR(50)</text:p>
          </table:table-cell>
          <table:table-cell table:number-columns-repeated="2" office:value-type="string" calcext:value-type="string">
            <text:p>tinyint</text:p>
          </table:table-cell>
          <table:table-cell office:value-type="string" calcext:value-type="string">
            <text:p>DATE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7" office:value-type="string" calcext:value-type="string">
            <text:p>1990</text:p>
          </table:table-cell>
          <table:table-cell table:style-name="ce29" office:value-type="string" calcext:value-type="string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  <table:table-cell table:style-name="ce63" office:value-type="float" office:value="163" calcext:value-type="float">
            <text:p>163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25</text:p>
          </table:table-cell>
          <table:table-cell table:style-name="ce89" office:value-type="date" office:date-value="2020-05-02T05:30:35" calcext:value-type="date">
            <text:p>2020-05-02 05:30:35</text:p>
          </table:table-cell>
          <table:table-cell table:style-name="ce7" office:value-type="string" calcext:value-type="string">
            <text:p>Walking And Man</text:p>
          </table:table-cell>
          <table:table-cell table:style-name="ce90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35</text:p>
          </table:table-cell>
          <table:table-cell table:style-name="ce89" office:value-type="date" office:date-value="2021-07-10T15:20:30" calcext:value-type="date">
            <text:p>2021-07-10 15:20:30</text:p>
          </table:table-cell>
          <table:table-cell table:style-name="ce7" office:value-type="string" calcext:value-type="string">
            <text:p>I Ride Alone</text:p>
          </table:table-cell>
          <table:table-cell table:number-columns-repeated="980"/>
        </table:table-row>
        <table:table-row table:style-name="ro1">
          <table:table-cell table:number-columns-repeated="5" office:value-type="string" calcext:value-type="string">
            <text:p>NOT NULL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7" office:value-type="string" calcext:value-type="string">
            <text:p>1993</text:p>
          </table:table-cell>
          <table:table-cell table:style-name="ce5" office:value-type="string" calcext:value-type="string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  <table:table-cell table:style-name="ce63" office:value-type="float" office:value="116" calcext:value-type="float">
            <text:p>116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23</text:p>
          </table:table-cell>
          <table:table-cell table:style-name="ce145" office:value-type="date" office:date-value="2020-03-06T11:22:33" calcext:value-type="date">
            <text:p>2020-03-06 11:22:33</text:p>
          </table:table-cell>
          <table:table-cell table:style-name="ce7" office:value-type="string" calcext:value-type="string">
            <text:p>Young And Father</text:p>
          </table:table-cell>
          <table:table-cell table:style-name="ce90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7</text:p>
          </table:table-cell>
          <table:table-cell table:style-name="ce89" office:value-type="date" office:date-value="2021-01-09T01:44:33" calcext:value-type="date">
            <text:p>2021-01-09 01:44:33</text:p>
          </table:table-cell>
          <table:table-cell table:style-name="ce7" office:value-type="string" calcext:value-type="string">
            <text:p>Honey, I'm A Lone Wolf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7" office:value-type="string" calcext:value-type="string">
            <text:p>1995</text:p>
          </table:table-cell>
          <table:table-cell table:style-name="ce5" office:value-type="string" calcext:value-type="string">
            <text:p>2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  <table:table-cell table:style-name="ce64" office:value-type="float" office:value="203" calcext:value-type="float">
            <text:p>20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14</text:p>
          </table:table-cell>
          <table:table-cell table:style-name="ce89" office:value-type="date" office:date-value="2020-08-05T08:05:17" calcext:value-type="date">
            <text:p>2020-08-05 08:05:17</text:p>
          </table:table-cell>
          <table:table-cell table:style-name="ce7" office:value-type="string" calcext:value-type="string">
            <text:p>Diamond Power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9" office:value-type="date" office:date-value="2020-07-03T19:33:28" calcext:value-type="date">
            <text:p>2020-07-03 19:33:28</text:p>
          </table:table-cell>
          <table:table-cell table:style-name="ce8" office:value-type="string" calcext:value-type="string">
            <text:p>Honey, So Do I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7" office:value-type="string" calcext:value-type="string">
            <text:p>1998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  <table:table-cell table:style-name="ce64" office:value-type="float" office:value="152" calcext:value-type="float">
            <text:p>152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15</text:p>
          </table:table-cell>
          <table:table-cell table:style-name="ce145" office:value-type="date" office:date-value="2020-09-14T16:32:22" calcext:value-type="date">
            <text:p>2020-09-14 16:32:22</text:p>
          </table:table-cell>
          <table:table-cell table:style-name="ce7" office:value-type="string" calcext:value-type="string">
            <text:p>Let's Be Silly</text:p>
          </table:table-cell>
          <table:table-cell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9" office:value-type="date" office:date-value="2017-02-24T21:14:22" calcext:value-type="date">
            <text:p>2017-02-24 21:14:22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7" office:value-type="string" calcext:value-type="string">
            <text:p>2001</text:p>
          </table:table-cell>
          <table:table-cell table:style-name="ce5" office:value-type="string" calcext:value-type="string">
            <text:p>4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  <table:table-cell table:style-name="ce65" office:value-type="float" office:value="105" calcext:value-type="float">
            <text:p>105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82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34</text:p>
          </table:table-cell>
          <table:table-cell table:style-name="ce89" office:value-type="date" office:date-value="2020-01-02T07:40:33" calcext:value-type="date">
            <text:p>2020-01-02 07:40:33</text:p>
          </table:table-cell>
          <table:table-cell table:style-name="ce7" office:value-type="string" calcext:value-type="string">
            <text:p>I Heard I Want To Bo Alone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9" office:value-type="date" office:date-value="2020-08-06T15:23:43" calcext:value-type="date">
            <text:p>2020-08-06 15:23:43</text:p>
          </table:table-cell>
          <table:table-cell table:style-name="ce8" office:value-type="string" calcext:value-type="string">
            <text:p>Diamond Power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2003</text:p>
          </table:table-cell>
          <table:table-cell table:style-name="ce5" office:value-type="string" calcext:value-type="string">
            <text:p>4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  <table:table-cell table:style-name="ce65" office:value-type="float" office:value="207" calcext:value-type="float">
            <text:p>207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82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24</text:p>
          </table:table-cell>
          <table:table-cell table:style-name="ce89" office:value-type="date" office:date-value="2020-05-16T06:16:22" calcext:value-type="date">
            <text:p>2020-05-16 06:16:22</text:p>
          </table:table-cell>
          <table:table-cell table:style-name="ce7" office:value-type="string" calcext:value-type="string">
            <text:p>Finding My Traditions</text:p>
          </table:table-cell>
          <table:table-cell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9" office:value-type="date" office:date-value="2020-11-10T13:52:27" calcext:value-type="date">
            <text:p>2020-11-10 13:52:27</text:p>
          </table:table-cell>
          <table:table-cell table:style-name="ce8" office:value-type="string" calcext:value-type="string">
            <text:p>Soul For Us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5" office:value-type="string" calcext:value-type="string">
            <text:p>200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  <table:table-cell table:style-name="ce65" office:value-type="float" office:value="139" calcext:value-type="float">
            <text:p>139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21</text:p>
          </table:table-cell>
          <table:table-cell table:style-name="ce89" office:value-type="date" office:date-value="2020-10-09T12:27:48" calcext:value-type="date">
            <text:p>2020-10-09 12:27:48</text:p>
          </table:table-cell>
          <table:table-cell table:style-name="ce7" office:value-type="string" calcext:value-type="string">
            <text:p>Without My Love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8" calcext:value-type="float">
            <text:p>38</text:p>
          </table:table-cell>
          <table:table-cell table:style-name="ce89" office:value-type="date" office:date-value="2019-02-07T20:33:48" calcext:value-type="date">
            <text:p>2019-02-07 20:33:48</text:p>
          </table:table-cell>
          <table:table-cell table:style-name="ce8" office:value-type="string" calcext:value-type="string">
            <text:p>Wouldn't It Be Nice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5" office:value-type="string" calcext:value-type="string">
            <text:p>201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  <table:table-cell table:style-name="ce65" office:value-type="float" office:value="244" calcext:value-type="float">
            <text:p>244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39</text:p>
          </table:table-cell>
          <table:table-cell table:style-name="ce145" office:value-type="date" office:date-value="2020-09-21T13:14:46" calcext:value-type="date">
            <text:p>2020-09-21 13:14:46</text:p>
          </table:table-cell>
          <table:table-cell table:style-name="ce7" office:value-type="string" calcext:value-type="string">
            <text:p>Baby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9" office:value-type="date" office:date-value="2017-01-24T00:31:17" calcext:value-type="date">
            <text:p>2017-01-24 00:31:17</text:p>
          </table:table-cell>
          <table:table-cell table:style-name="ce8" office:value-type="string" calcext:value-type="string">
            <text:p>He Heard You're Bad For Me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5" office:value-type="string" calcext:value-type="string">
            <text:p>201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  <table:table-cell table:style-name="ce66" office:value-type="float" office:value="100" calcext:value-type="float">
            <text:p>100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6</text:p>
          </table:table-cell>
          <table:table-cell table:style-name="ce89" office:value-type="date" office:date-value="2020-11-13T16:55:13" calcext:value-type="date">
            <text:p>2020-11-13 16:55:13</text:p>
          </table:table-cell>
          <table:table-cell table:style-name="ce7" office:value-type="string" calcext:value-type="string">
            <text:p>Magic Circus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0" calcext:value-type="float">
            <text:p>30</text:p>
          </table:table-cell>
          <table:table-cell table:style-name="ce89" office:value-type="date" office:date-value="2017-10-12T12:35:20" calcext:value-type="date">
            <text:p>2017-10-12 12:35:20</text:p>
          </table:table-cell>
          <table:table-cell table:style-name="ce8" office:value-type="string" calcext:value-type="string">
            <text:p>He Hopes We Can't Stay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5" office:value-type="string" calcext:value-type="string">
            <text:p>201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  <table:table-cell table:style-name="ce66" office:value-type="float" office:value="146" calcext:value-type="float">
            <text:p>146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3</text:p>
          </table:table-cell>
          <table:table-cell table:style-name="ce89" office:value-type="date" office:date-value="2020-12-05T18:38:30" calcext:value-type="date">
            <text:p>2020-12-05 18:38:30</text:p>
          </table:table-cell>
          <table:table-cell table:style-name="ce7" office:value-type="string" calcext:value-type="string">
            <text:p>Dance With Her Own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9" office:value-type="date" office:date-value="2018-05-29T14:56:41" calcext:value-type="date">
            <text:p>2018-05-29 14:56:41</text:p>
          </table:table-cell>
          <table:table-cell table:style-name="ce8" office:value-type="string" calcext:value-type="string">
            <text:p>Walking And Gam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  <table:table-cell table:style-name="ce66" office:value-type="float" office:value="223" calcext:value-type="float">
            <text:p>22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26</text:p>
          </table:table-cell>
          <table:table-cell table:style-name="ce89" office:value-type="date" office:date-value="2020-07-30T10:00:00" calcext:value-type="date">
            <text:p>2020-07-30 10:00:00</text:p>
          </table:table-cell>
          <table:table-cell table:style-name="ce7" office:value-type="string" calcext:value-type="string">
            <text:p>Hard And Time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9" office:value-type="date" office:date-value="2018-05-09T22:30:49" calcext:value-type="date">
            <text:p>2018-05-09 22:30:49</text:p>
          </table:table-cell>
          <table:table-cell table:style-name="ce8" office:value-type="string" calcext:value-type="string">
            <text:p>Time Fireworks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  <table:table-cell table:style-name="ce66" office:value-type="float" office:value="231" calcext:value-type="float">
            <text:p>231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3" calcext:value-type="float">
            <text:p>1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2</text:p>
          </table:table-cell>
          <table:table-cell table:style-name="ce89" office:value-type="date" office:date-value="2021-08-15T17:10:10" calcext:value-type="date">
            <text:p>2021-08-15 17:10:10</text:p>
          </table:table-cell>
          <table:table-cell table:style-name="ce7" office:value-type="string" calcext:value-type="string">
            <text:p>Reflections Of Magic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9" office:value-type="date" office:date-value="2020-07-27T12:52:58" calcext:value-type="date">
            <text:p>2020-07-27 12:52:58</text:p>
          </table:table-cell>
          <table:table-cell table:style-name="ce8" office:value-type="string" calcext:value-type="string">
            <text:p>Troubles Of My Inner Fire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AUTO INCREMENT</text:p>
          </table:table-cell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  <table:table-cell table:style-name="ce66" office:value-type="float" office:value="241" calcext:value-type="float">
            <text:p>241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82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35</text:p>
          </table:table-cell>
          <table:table-cell table:style-name="ce145" office:value-type="date" office:date-value="2021-07-10T15:20:30" calcext:value-type="date">
            <text:p>2021-07-10 15:20:30</text:p>
          </table:table-cell>
          <table:table-cell table:style-name="ce7" office:value-type="string" calcext:value-type="string">
            <text:p>I Ride Alone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9" office:value-type="date" office:date-value="2018-01-16T18:40:43" calcext:value-type="date">
            <text:p>2018-01-16 18:40:43</text:p>
          </table:table-cell>
          <table:table-cell table:style-name="ce8" office:value-type="string" calcext:value-type="string">
            <text:p>Celebration Of More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SMALLINT(5)</text:p>
          </table:table-cell>
          <table:table-cell office:value-type="string" calcext:value-type="string">
            <text:p>INT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  <table:table-cell table:style-name="ce66" office:value-type="float" office:value="132" calcext:value-type="float">
            <text:p>132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82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15" calcext:value-type="float">
            <text:p>15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27</text:p>
          </table:table-cell>
          <table:table-cell table:style-name="ce89" office:value-type="date" office:date-value="2021-01-09T01:44:33" calcext:value-type="date">
            <text:p>2021-01-09 01:44:33</text:p>
          </table:table-cell>
          <table:table-cell table:style-name="ce7" office:value-type="string" calcext:value-type="string">
            <text:p>Honey, I'm A Lone Wolf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9" calcext:value-type="float">
            <text:p>39</text:p>
          </table:table-cell>
          <table:table-cell table:style-name="ce89" office:value-type="date" office:date-value="2018-03-21T16:56:40" calcext:value-type="date">
            <text:p>2018-03-21 16:56:40</text:p>
          </table:table-cell>
          <table:table-cell table:style-name="ce8" office:value-type="string" calcext:value-type="string">
            <text:p>Baby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number-columns-repeated="4" office:value-type="string" calcext:value-type="string">
            <text:p>NOT NULL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  <table:table-cell table:style-name="ce76" office:value-type="float" office:value="240" calcext:value-type="float">
            <text:p>240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82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6" calcext:value-type="float">
            <text:p>16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date" office:date-value="2020-07-03T19:33:28" calcext:value-type="date">
            <text:p>2020-07-03 19:33:28</text:p>
          </table:table-cell>
          <table:table-cell table:style-name="ce8" office:value-type="string" calcext:value-type="string">
            <text:p>Honey, So Do I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40" calcext:value-type="float">
            <text:p>40</text:p>
          </table:table-cell>
          <table:table-cell table:style-name="ce89" office:value-type="date" office:date-value="2020-10-18T13:38:05" calcext:value-type="date">
            <text:p>2020-10-18 13:38:05</text:p>
          </table:table-cell>
          <table:table-cell table:style-name="ce8" office:value-type="string" calcext:value-type="string">
            <text:p>You Make Me Feel So..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  <table:table-cell table:style-name="ce76" office:value-type="float" office:value="185" calcext:value-type="float">
            <text:p>185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82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17" calcext:value-type="float">
            <text:p>17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2" calcext:value-type="float">
            <text:p>12</text:p>
          </table:table-cell>
          <table:table-cell table:style-name="ce89" office:value-type="date" office:date-value="2017-02-24T21:14:22" calcext:value-type="date">
            <text:p>2017-02-24 21:14:22</text:p>
          </table:table-cell>
          <table:table-cell table:style-name="ce8" office:value-type="string" calcext:value-type="string">
            <text:p>Rock His Everything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9" office:value-type="date" office:date-value="2019-05-25T08:14:03" calcext:value-type="date">
            <text:p>2019-05-25 08:14:03</text:p>
          </table:table-cell>
          <table:table-cell table:style-name="ce8" office:value-type="string" calcext:value-type="string">
            <text:p>He"s Walking Away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  <table:table-cell table:style-name="ce76" office:value-type="float" office:value="176" calcext:value-type="float">
            <text:p>176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8" calcext:value-type="float">
            <text:p>18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4" calcext:value-type="float">
            <text:p>14</text:p>
          </table:table-cell>
          <table:table-cell table:style-name="ce89" office:value-type="date" office:date-value="2020-08-06T15:23:43" calcext:value-type="date">
            <text:p>2020-08-06 15:23:43</text:p>
          </table:table-cell>
          <table:table-cell table:style-name="ce8" office:value-type="string" calcext:value-type="string">
            <text:p>Diamond Power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89" office:value-type="date" office:date-value="2021-08-15T21:37:09" calcext:value-type="date">
            <text:p>2021-08-15 21:37:09</text:p>
          </table:table-cell>
          <table:table-cell table:style-name="ce8" office:value-type="string" calcext:value-type="string">
            <text:p>He"s Troubl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  <table:table-cell table:style-name="ce70" office:value-type="float" office:value="190" calcext:value-type="float">
            <text:p>190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19" calcext:value-type="float">
            <text:p>19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date" office:date-value="2020-11-10T13:52:27" calcext:value-type="date">
            <text:p>2020-11-10 13:52:27</text:p>
          </table:table-cell>
          <table:table-cell table:style-name="ce8" office:value-type="string" calcext:value-type="string">
            <text:p>Soul For Us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9" office:value-type="date" office:date-value="2021-05-24T17:23:45" calcext:value-type="date">
            <text:p>2021-05-24 17:23:45</text:p>
          </table:table-cell>
          <table:table-cell table:style-name="ce8" office:value-type="string" calcext:value-type="string">
            <text:p>Thang Of Thunder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  <table:table-cell table:style-name="ce70" office:value-type="float" office:value="222" calcext:value-type="float">
            <text:p>222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20" calcext:value-type="float">
            <text:p>20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38" calcext:value-type="float">
            <text:p>38</text:p>
          </table:table-cell>
          <table:table-cell table:style-name="ce89" office:value-type="date" office:date-value="2019-02-07T20:33:48" calcext:value-type="date">
            <text:p>2019-02-07 20:33:48</text:p>
          </table:table-cell>
          <table:table-cell table:style-name="ce8" office:value-type="string" calcext:value-type="string">
            <text:p>Wouldn't It Be Nice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  <table:table-cell/>
          <table:table-cell table:style-name="ce53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9" office:value-type="date" office:date-value="2018-12-07T22:48:52" calcext:value-type="date">
            <text:p>2018-12-07 22:48:52</text:p>
          </table:table-cell>
          <table:table-cell table:style-name="ce8" office:value-type="string" calcext:value-type="string">
            <text:p>Words Of Her Lif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  <table:table-cell table:style-name="ce70" office:value-type="float" office:value="111" calcext:value-type="float">
            <text:p>111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82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21" calcext:value-type="float">
            <text:p>21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29" calcext:value-type="float">
            <text:p>29</text:p>
          </table:table-cell>
          <table:table-cell table:style-name="ce89" office:value-type="date" office:date-value="2017-01-24T00:31:17" calcext:value-type="date">
            <text:p>2017-01-24 00:31:17</text:p>
          </table:table-cell>
          <table:table-cell table:style-name="ce8" office:value-type="string" calcext:value-type="string">
            <text:p>He Heard You're Bad For Me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  <table:table-cell/>
          <table:table-cell table:style-name="ce53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9" office:value-type="date" office:date-value="2021-03-14T06:14:26" calcext:value-type="date">
            <text:p>2021-03-14 06:14:26</text:p>
          </table:table-cell>
          <table:table-cell table:style-name="ce8" office:value-type="string" calcext:value-type="string">
            <text:p>Sweetie, Let's Go Wild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  <table:table-cell table:style-name="ce70" office:value-type="float" office:value="123" calcext:value-type="float">
            <text:p>123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82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22" calcext:value-type="float">
            <text:p>22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30" calcext:value-type="float">
            <text:p>30</text:p>
          </table:table-cell>
          <table:table-cell table:style-name="ce89" office:value-type="date" office:date-value="2017-10-12T12:35:20" calcext:value-type="date">
            <text:p>2017-10-12 12:35:20</text:p>
          </table:table-cell>
          <table:table-cell table:style-name="ce8" office:value-type="string" calcext:value-type="string">
            <text:p>He Hopes We Can't Stay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  <table:table-cell/>
          <table:table-cell table:style-name="ce53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89" office:value-type="date" office:date-value="2020-04-01T03:36:00" calcext:value-type="date">
            <text:p>2020-04-01 03:36:00</text:p>
          </table:table-cell>
          <table:table-cell table:style-name="ce8" office:value-type="string" calcext:value-type="string">
            <text:p>She Knows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  <table:table-cell table:style-name="ce70" office:value-type="float" office:value="197" calcext:value-type="float">
            <text:p>197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8"/>
          <table:table-cell table:style-name="ce53" office:value-type="float" office:value="23" calcext:value-type="float">
            <text:p>2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22" calcext:value-type="float">
            <text:p>22</text:p>
          </table:table-cell>
          <table:table-cell table:style-name="ce89" office:value-type="date" office:date-value="2018-05-29T14:56:41" calcext:value-type="date">
            <text:p>2018-05-29 14:56:41</text:p>
          </table:table-cell>
          <table:table-cell table:style-name="ce8" office:value-type="string" calcext:value-type="string">
            <text:p>Walking And Game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  <table:table-cell/>
          <table:table-cell table:style-name="ce53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9" office:value-type="date" office:date-value="2017-02-06T08:21:34" calcext:value-type="date">
            <text:p>2017-02-06 08:21:34</text:p>
          </table:table-cell>
          <table:table-cell table:style-name="ce8" office:value-type="string" calcext:value-type="string">
            <text:p>History Of My Roses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  <table:table-cell table:style-name="ce77" office:value-type="float" office:value="179" calcext:value-type="float">
            <text:p>179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FK</text:p>
          </table:table-cell>
          <table:table-cell table:style-name="ce137" office:value-type="string" calcext:value-type="string">
            <text:p>FK</text:p>
          </table:table-cell>
          <table:table-cell table:number-columns-repeated="4"/>
          <table:table-cell table:style-name="ce53" office:value-type="float" office:value="24" calcext:value-type="float">
            <text:p>24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date" office:date-value="2018-05-09T22:30:49" calcext:value-type="date">
            <text:p>2018-05-09 22:30:49</text:p>
          </table:table-cell>
          <table:table-cell table:style-name="ce8" office:value-type="string" calcext:value-type="string">
            <text:p>Time Fireworks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  <table:table-cell/>
          <table:table-cell table:style-name="ce53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9" office:value-type="date" office:date-value="2017-12-04T05:33:43" calcext:value-type="date">
            <text:p>2017-12-04 05:33:43</text:p>
          </table:table-cell>
          <table:table-cell table:style-name="ce8" office:value-type="string" calcext:value-type="string">
            <text:p>Without My Lov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  <table:table-cell table:style-name="ce77" office:value-type="float" office:value="229" calcext:value-type="float">
            <text:p>229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office:value-type="string" calcext:value-type="string">
            <text:p>AUTO INCREMENT</text:p>
          </table:table-cell>
          <table:table-cell/>
          <table:table-cell table:style-name="ce137"/>
          <table:table-cell table:number-columns-repeated="4"/>
          <table:table-cell table:style-name="ce53" office:value-type="float" office:value="25" calcext:value-type="float">
            <text:p>25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9" office:value-type="date" office:date-value="2020-07-27T12:52:58" calcext:value-type="date">
            <text:p>2020-07-27 12:52:58</text:p>
          </table:table-cell>
          <table:table-cell table:style-name="ce8" office:value-type="string" calcext:value-type="string">
            <text:p>Troubles Of My Inner Fire</text:p>
          </table:table-cell>
          <table:table-cell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  <table:table-cell/>
          <table:table-cell table:style-name="ce53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9" office:value-type="date" office:date-value="2017-07-27T05:24:49" calcext:value-type="date">
            <text:p>2017-07-27 05:24:49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  <table:table-cell table:style-name="ce77" office:value-type="float" office:value="135" calcext:value-type="float">
            <text:p>135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int</text:p>
          </table:table-cell>
          <table:table-cell table:style-name="ce137" office:value-type="string" calcext:value-type="string">
            <text:p>int</text:p>
          </table:table-cell>
          <table:table-cell table:number-columns-repeated="4"/>
          <table:table-cell table:style-name="ce53" office:value-type="float" office:value="26" calcext:value-type="float">
            <text:p>26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date" office:date-value="2018-01-16T18:40:43" calcext:value-type="date">
            <text:p>2018-01-16 18:40:43</text:p>
          </table:table-cell>
          <table:table-cell table:style-name="ce8" office:value-type="string" calcext:value-type="string">
            <text:p>Celebration Of More</text:p>
          </table:table-cell>
          <table:table-cell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  <table:table-cell/>
          <table:table-cell table:style-name="ce53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9" office:value-type="date" office:date-value="2017-12-25T01:03:57" calcext:value-type="date">
            <text:p>2017-12-25 01:03:57</text:p>
          </table:table-cell>
          <table:table-cell table:style-name="ce8" office:value-type="string" calcext:value-type="string">
            <text:p>Home Forever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OT NULL</text:p>
          </table:table-cell>
          <table:table-cell table:style-name="ce137" office:value-type="string" calcext:value-type="string">
            <text:p>NOT NULL</text:p>
          </table:table-cell>
          <table:table-cell table:number-columns-repeated="4"/>
          <table:table-cell table:style-name="ce53" office:value-type="float" office:value="27" calcext:value-type="float">
            <text:p>27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9" calcext:value-type="float">
            <text:p>39</text:p>
          </table:table-cell>
          <table:table-cell table:style-name="ce89" office:value-type="date" office:date-value="2018-03-21T16:56:40" calcext:value-type="date">
            <text:p>2018-03-21 16:56:40</text:p>
          </table:table-cell>
          <table:table-cell table:style-name="ce8" office:value-type="string" calcext:value-type="string">
            <text:p>Baby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  <table:table-cell table:style-name="ce78" office:value-type="float" office:value="166" calcext:value-type="float">
            <text:p>166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28" calcext:value-type="float">
            <text:p>28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40" calcext:value-type="float">
            <text:p>40</text:p>
          </table:table-cell>
          <table:table-cell table:style-name="ce89" office:value-type="date" office:date-value="2020-10-18T13:38:05" calcext:value-type="date">
            <text:p>2020-10-18 13:38:05</text:p>
          </table:table-cell>
          <table:table-cell table:style-name="ce8" office:value-type="string" calcext:value-type="string">
            <text:p>You Make Me Feel So..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  <table:table-cell table:style-name="ce78" office:value-type="float" office:value="154" calcext:value-type="float">
            <text:p>154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29" calcext:value-type="float">
            <text:p>29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2" calcext:value-type="float">
            <text:p>32</text:p>
          </table:table-cell>
          <table:table-cell table:style-name="ce89" office:value-type="date" office:date-value="2019-05-25T08:14:03" calcext:value-type="date">
            <text:p>2019-05-25 08:14:03</text:p>
          </table:table-cell>
          <table:table-cell table:style-name="ce8" office:value-type="string" calcext:value-type="string">
            <text:p>He"s Walking Away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  <table:table-cell table:style-name="ce78" office:value-type="float" office:value="210" calcext:value-type="float">
            <text:p>210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30" calcext:value-type="float">
            <text:p>30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3" calcext:value-type="float">
            <text:p>33</text:p>
          </table:table-cell>
          <table:table-cell table:style-name="ce89" office:value-type="date" office:date-value="2021-08-15T21:37:09" calcext:value-type="date">
            <text:p>2021-08-15 21:37:09</text:p>
          </table:table-cell>
          <table:table-cell table:style-name="ce8" office:value-type="string" calcext:value-type="string">
            <text:p>He"s Troubl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  <table:table-cell table:style-name="ce78" office:value-type="float" office:value="117" calcext:value-type="float">
            <text:p>117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31" calcext:value-type="float">
            <text:p>31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6" calcext:value-type="float">
            <text:p>16</text:p>
          </table:table-cell>
          <table:table-cell table:style-name="ce89" office:value-type="date" office:date-value="2021-05-24T17:23:45" calcext:value-type="date">
            <text:p>2021-05-24 17:23:45</text:p>
          </table:table-cell>
          <table:table-cell table:style-name="ce8" office:value-type="string" calcext:value-type="string">
            <text:p>Thang Of Thunder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  <table:table-cell table:style-name="ce79" office:value-type="float" office:value="159" calcext:value-type="float">
            <text:p>159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2" calcext:value-type="float">
            <text:p>32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7" calcext:value-type="float">
            <text:p>17</text:p>
          </table:table-cell>
          <table:table-cell table:style-name="ce89" office:value-type="date" office:date-value="2018-12-07T22:48:52" calcext:value-type="date">
            <text:p>2018-12-07 22:48:52</text:p>
          </table:table-cell>
          <table:table-cell table:style-name="ce8" office:value-type="string" calcext:value-type="string">
            <text:p>Words Of Her Lif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  <table:table-cell table:style-name="ce79" office:value-type="float" office:value="138" calcext:value-type="float">
            <text:p>138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3" calcext:value-type="float">
            <text:p>33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date" office:date-value="2021-03-14T06:14:26" calcext:value-type="date">
            <text:p>2021-03-14 06:14:26</text:p>
          </table:table-cell>
          <table:table-cell table:style-name="ce8" office:value-type="string" calcext:value-type="string">
            <text:p>Sweetie, Let's Go Wild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  <table:table-cell table:style-name="ce79" office:value-type="float" office:value="120" calcext:value-type="float">
            <text:p>120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4" calcext:value-type="float">
            <text:p>34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9" calcext:value-type="float">
            <text:p>9</text:p>
          </table:table-cell>
          <table:table-cell table:style-name="ce89" office:value-type="date" office:date-value="2020-04-01T03:36:00" calcext:value-type="date">
            <text:p>2020-04-01 03:36:00</text:p>
          </table:table-cell>
          <table:table-cell table:style-name="ce8" office:value-type="string" calcext:value-type="string">
            <text:p>She Knows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  <table:table-cell table:style-name="ce79" office:value-type="float" office:value="151" calcext:value-type="float">
            <text:p>151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5" calcext:value-type="float">
            <text:p>35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date" office:date-value="2017-02-06T08:21:34" calcext:value-type="date">
            <text:p>2017-02-06 08:21:34</text:p>
          </table:table-cell>
          <table:table-cell table:style-name="ce8" office:value-type="string" calcext:value-type="string">
            <text:p>History Of My Roses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  <table:table-cell table:style-name="ce80" office:value-type="float" office:value="79" calcext:value-type="float">
            <text:p>7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6" calcext:value-type="float">
            <text:p>36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21" calcext:value-type="float">
            <text:p>21</text:p>
          </table:table-cell>
          <table:table-cell table:style-name="ce89" office:value-type="date" office:date-value="2017-12-04T05:33:43" calcext:value-type="date">
            <text:p>2017-12-04 05:33:43</text:p>
          </table:table-cell>
          <table:table-cell table:style-name="ce8" office:value-type="string" calcext:value-type="string">
            <text:p>Without My Lov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  <table:table-cell table:style-name="ce80" office:value-type="float" office:value="95" calcext:value-type="float">
            <text:p>95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7" calcext:value-type="float">
            <text:p>37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12" calcext:value-type="float">
            <text:p>12</text:p>
          </table:table-cell>
          <table:table-cell table:style-name="ce89" office:value-type="date" office:date-value="2017-07-27T05:24:49" calcext:value-type="date">
            <text:p>2017-07-27 05:24:49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  <table:table-cell table:style-name="ce80" office:value-type="float" office:value="213" calcext:value-type="float">
            <text:p>213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8" calcext:value-type="float">
            <text:p>38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13" calcext:value-type="float">
            <text:p>13</text:p>
          </table:table-cell>
          <table:table-cell table:style-name="ce89" office:value-type="date" office:date-value="2017-12-25T01:03:57" calcext:value-type="date">
            <text:p>2017-12-25 01:03:57</text:p>
          </table:table-cell>
          <table:table-cell table:style-name="ce8" office:value-type="string" calcext:value-type="string">
            <text:p>Home Forever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  <table:table-cell table:style-name="ce80" office:value-type="float" office:value="136" calcext:value-type="float">
            <text:p>136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  <table:table-cell table:style-name="ce80" office:value-type="float" office:value="83" calcext:value-type="float">
            <text:p>83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FK</text:p>
          </table:table-cell>
          <table:table-cell table:number-columns-repeated="991"/>
        </table:table-row>
        <table:table-row table:style-name="ro7">
          <table:table-cell table:number-columns-repeated="27"/>
          <table:table-cell office:value-type="string" calcext:value-type="string">
            <text:p>AUTO INCREMENT</text:p>
          </table:table-cell>
          <table:table-cell table:number-columns-repeated="993"/>
        </table:table-row>
        <table:table-row table:style-name="ro7">
          <table:table-cell table:number-columns-repeated="15"/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8"/>
          <table:table-cell table:number-columns-repeated="3" office:value-type="string" calcext:value-type="string">
            <text:p>int</text:p>
          </table:table-cell>
          <table:table-cell office:value-type="string" calcext:value-type="string">
            <text:p>DATETIME</text:p>
          </table:table-cell>
          <table:table-cell table:number-columns-repeated="990"/>
        </table:table-row>
        <table:table-row table:style-name="ro7">
          <table:table-cell table:number-columns-repeated="15"/>
          <table:table-cell office:value-type="string" calcext:value-type="string">
            <text:p>AUTO INCREMENT</text:p>
          </table:table-cell>
          <table:table-cell table:number-columns-repeated="11"/>
          <table:table-cell table:number-columns-repeated="4" office:value-type="string" calcext:value-type="string">
            <text:p>NOT NULL</text:p>
          </table:table-cell>
          <table:table-cell table:number-columns-repeated="990"/>
        </table:table-row>
        <table:table-row table:style-name="ro7">
          <table:table-cell table:number-columns-repeated="15"/>
          <table:table-cell office:value-type="string" calcext:value-type="string">
            <text:p>int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SMALLINT(5)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7">
          <table:table-cell table:number-columns-repeated="15"/>
          <table:table-cell table:number-columns-repeated="4" office:value-type="string" calcext:value-type="string">
            <text:p>NOT NULL</text:p>
          </table:table-cell>
          <table:table-cell table:number-columns-repeated="1002"/>
        </table:table-row>
        <table:table-row table:style-name="ro7" table:number-rows-repeated="104851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Planilha3" table:style-name="ta2">
        <table:table-column table:style-name="co3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5" table:number-columns-repeated="2" table:default-cell-style-name="Default"/>
        <table:table-column table:style-name="co40" table:default-cell-style-name="Default"/>
        <table:table-row table:style-name="ro7">
          <table:table-cell table:style-name="ce51"/>
          <table:table-cell table:style-name="ce51" office:value-type="string" calcext:value-type="string">
            <text:p>tabela reproducoes</text:p>
          </table:table-cell>
          <table:table-cell table:style-name="ce51" table:number-columns-repeated="4"/>
        </table:table-row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historico_de_reproducoes</text:p>
          </table:table-cell>
          <table:table-cell table:style-name="ce9" office:value-type="string" calcext:value-type="string">
            <text:p>data_reproducao</text:p>
          </table:table-cell>
          <table:table-cell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_descricao</text:p>
          </table:table-cell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Honey"; </text:p>
            <text:p>"Walking And Man";</text:p>
            <text:p> "Young And Father"; </text:p>
            <text:p>"Diamond Power";</text:p>
            <text:p>"Let's Be Silly"</text:p>
          </table:table-cell>
          <table:table-cell table:style-name="ce8" office:value-type="string" calcext:value-type="string">
            <text:p>2020-02-28 10:45:55"; "2020-05-02 05:30:35"; "2020-03-06 11:22:33"; "2020-08-05 08:05:17"; "2020-09-14 16:32:22"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 Heard I Want To Bo Alone";</text:p>
            <text:p>"Finding My Traditions";</text:p>
            <text:p>"Without My Love";</text:p>
            <text:p>"Baby"</text:p>
          </table:table-cell>
          <table:table-cell table:style-name="ce8" office:value-type="string" calcext:value-type="string">
            <text:p>2020-01-02 07:40:33"; "2020-05-16 06:16:22"; "2020-10-09 12:27:48"; "2020-09-21 13:14:46"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agic Circus";</text:p>
            <text:p>"Dance With Her Own";</text:p>
            <text:p>"Hard And Time"</text:p>
          </table:table-cell>
          <table:table-cell table:style-name="ce8" office:value-type="string" calcext:value-type="string">
            <text:p>2020-11-13 16:55:13"; "2020-12-05 18:38:30"; "2020-07-30 10:00:00"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eflections Of Magic";</text:p>
            <text:p>"I Ride Alone";</text:p>
            <text:p>"Honey, I'm A Lone Wolf"</text:p>
          </table:table-cell>
          <table:table-cell table:style-name="ce8" office:value-type="string" calcext:value-type="string">
            <text:p>2021-08-15 17:10:10"; "2021-07-10 15:20:30"; "2021-01-09 01:44:33"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Honey, So Do I";</text:p>
            <text:p>"Rock His Everything";</text:p>
            <text:p>"Diamond Power";</text:p>
            <text:p>"Soul For Us"</text:p>
          </table:table-cell>
          <table:table-cell table:style-name="ce8" office:value-type="string" calcext:value-type="string">
            <text:p>2020-07-03 19:33:28"; "2017-02-24 21:14:22"; "2020-08-06 15:23:43"; "2020-11-10 13:52:27"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Wouldn't It Be Nice";</text:p>
            <text:p>"He Heard You're Bad For Me";</text:p>
            <text:p>"He Hopes We Can't Stay"; </text:p>
            <text:p>"Walking And Game"</text:p>
          </table:table-cell>
          <table:table-cell table:style-name="ce8" office:value-type="string" calcext:value-type="string">
            <text:p>2019-02-07 20:33:48"; "2017-01-24 00:31:17"; "2017-10-12 12:35:20"; "2018-05-29 14:56:41"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ime Fireworks";</text:p>
            <text:p>"Troubles Of My Inner Fire";</text:p>
            <text:p>"Celebration Of More"</text:p>
          </table:table-cell>
          <table:table-cell table:style-name="ce8" office:value-type="string" calcext:value-type="string">
            <text:p>2018-05-09 22:30:49"; "2020-07-27 12:52:58"; "2018-01-16 18:40:43"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Baby";</text:p>
            <text:p>"You Make Me Feel So..";</text:p>
            <text:p>"He"s Walking Away";</text:p>
            <text:p>"He"s Trouble"</text:p>
          </table:table-cell>
          <table:table-cell table:style-name="ce8" office:value-type="string" calcext:value-type="string">
            <text:p>2018-03-21 16:56:40"; "2020-10-18 13:38:05"; "2019-05-25 08:14:03"; "2021-08-15 21:37:09"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Thang Of Thunder";</text:p>
            <text:p>"Words Of Her Life";</text:p>
            <text:p>"Sweetie, Let's Go Wild";</text:p>
            <text:p>"She Knows"</text:p>
          </table:table-cell>
          <table:table-cell table:style-name="ce8" office:value-type="string" calcext:value-type="string">
            <text:p>2021-05-24 17:23:45"; "2018-12-07 22:48:52"; "2021-03-14 06:14:26"; "2020-04-01 03:36:00"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</table:table-row>
        <table:table-row table:style-name="ro9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History Of My Roses";</text:p>
            <text:p>"Without My Love";</text:p>
            <text:p>"Rock His Everything";</text:p>
            <text:p>"Home Forever"</text:p>
          </table:table-cell>
          <table:table-cell table:style-name="ce8" office:value-type="string" calcext:value-type="string">
            <text:p>2017-02-06 08:21:34"; "2017-12-04 05:33:43"; "2017-07-27 05:24:49"; "2017-12-25 01:03:57"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</table:table-row>
        <table:table-row table:style-name="ro7"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</table:table-row>
        <table:table-row table:style-name="ro1">
          <table:table-cell office:value-type="string" calcext:value-type="string">
            <text:p>id_cancao_usuario</text:p>
          </table:table-cell>
          <table:table-cell table:style-name="ce9" office:value-type="string" calcext:value-type="string">
            <text:p>cancao_id</text:p>
          </table:table-cell>
          <table:table-cell table:style-name="ce9" office:value-type="string" calcext:value-type="string">
            <text:p>data_reproducao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</table:table-row>
        <table:table-row table:style-name="ro1">
          <table:table-cell table:number-columns-repeated="4"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</table:table-row>
        <table:table-row table:style-name="ro1"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</table:table-row>
        <table:table-row table:style-name="ro1">
          <table:table-cell table:number-columns-repeated="4"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</table:table-row>
        <table:table-row table:style-name="ro1">
          <table:table-cell table:number-columns-repeated="4"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</table:table-row>
        <table:table-row table:style-name="ro1">
          <table:table-cell table:number-columns-repeated="4"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</table:table-row>
        <table:table-row table:style-name="ro1">
          <table:table-cell table:number-columns-repeated="4"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</table:table-row>
        <table:table-row table:style-name="ro1">
          <table:table-cell table:number-columns-repeated="4"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</table:table-row>
        <table:table-row table:style-name="ro1">
          <table:table-cell table:number-columns-repeated="4"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</table:table-row>
        <table:table-row table:style-name="ro1">
          <table:table-cell table:number-columns-repeated="4"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</table:table-row>
        <table:table-row table:style-name="ro7">
          <table:table-cell table:number-columns-repeated="4"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</table:table-row>
        <table:table-row table:style-name="ro7">
          <table:table-cell table:number-columns-repeated="4"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</table:table-row>
        <table:table-row table:style-name="ro1">
          <table:table-cell table:number-columns-repeated="4"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</table:table-row>
        <table:table-row table:style-name="ro1">
          <table:table-cell table:number-columns-repeated="4"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</table:table-row>
        <table:table-row table:style-name="ro1">
          <table:table-cell table:number-columns-repeated="4"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</table:table-row>
        <table:table-row table:style-name="ro1">
          <table:table-cell table:number-columns-repeated="4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</table:table-row>
        <table:table-row table:style-name="ro1">
          <table:table-cell table:number-columns-repeated="4"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</table:table-row>
        <table:table-row table:style-name="ro1">
          <table:table-cell table:number-columns-repeated="4"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</table:table-row>
        <table:table-row table:style-name="ro1">
          <table:table-cell table:number-columns-repeated="4"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</table:table-row>
        <table:table-row table:style-name="ro1">
          <table:table-cell table:number-columns-repeated="4"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</table:table-row>
        <table:table-row table:style-name="ro1">
          <table:table-cell table:number-columns-repeated="4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</table:table-row>
        <table:table-row table:style-name="ro1">
          <table:table-cell table:number-columns-repeated="4"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</table:table-row>
        <table:table-row table:style-name="ro1">
          <table:table-cell table:number-columns-repeated="4"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</table:table-row>
        <table:table-row table:style-name="ro1">
          <table:table-cell table:number-columns-repeated="4"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</table:table-row>
        <table:table-row table:style-name="ro1">
          <table:table-cell table:number-columns-repeated="4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</table:table-row>
        <table:table-row table:style-name="ro1">
          <table:table-cell table:number-columns-repeated="4"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</table:table-row>
        <table:table-row table:style-name="ro1">
          <table:table-cell table:number-columns-repeated="4"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</table:table-row>
        <table:table-row table:style-name="ro1">
          <table:table-cell table:number-columns-repeated="4"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</table:table-row>
        <table:table-row table:style-name="ro1">
          <table:table-cell table:number-columns-repeated="4"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</table:table-row>
        <table:table-row table:style-name="ro7" table:number-rows-repeated="104853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  <table:database-ranges>
        <table:database-range table:name="Table_1" table:target-range-address="Sheet1.A1:Sheet1.H11" table:orientation="column"/>
        <table:database-range table:name="Table_2" table:target-range-address="Sheet1.A13:Sheet1.F23" table:orientation="column"/>
        <table:database-range table:name="Table_3" table:target-range-address="Sheet1.J1:Sheet1.K11" table:orientation="column"/>
        <table:database-range table:name="__Anonymous_Sheet_DB__1" table:target-range-address="Planilha2.AK2:Planilha2.AO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0:11:25.5696659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</meta:editing-cycles>
    <dc:date>2022-05-06T11:11:30.138356191</dc:date>
    <meta:generator>LibreOffice/6.4.7.2$Linux_X86_64 LibreOffice_project/40$Build-2</meta:generator>
    <meta:editing-duration>PT1H27M58S</meta:editing-duration>
    <meta:document-statistic meta:table-count="3" meta:cell-count="1310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